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1ccd"/>
    </style:style>
    <style:style style:name="P2" style:family="paragraph" style:parent-style-name="Standard">
      <style:text-properties officeooo:rsid="000f1ccd" officeooo:paragraph-rsid="000f1ccd"/>
    </style:style>
    <style:style style:name="P3" style:family="paragraph" style:parent-style-name="Standard">
      <style:text-properties officeooo:rsid="0010ba82" officeooo:paragraph-rsid="0010ba82"/>
    </style:style>
    <style:style style:name="P4" style:family="paragraph" style:parent-style-name="Standard">
      <style:text-properties officeooo:rsid="001135bf" officeooo:paragraph-rsid="001135bf"/>
    </style:style>
    <style:style style:name="P5" style:family="paragraph" style:parent-style-name="Standard">
      <style:text-properties officeooo:rsid="00130984" officeooo:paragraph-rsid="00130984"/>
    </style:style>
    <style:style style:name="P6" style:family="paragraph" style:parent-style-name="Standard">
      <style:text-properties fo:color="#ff3333" fo:font-size="15pt" officeooo:rsid="00168613" officeooo:paragraph-rsid="00168613" style:font-size-asian="15pt" style:font-size-complex="15pt"/>
    </style:style>
    <style:style style:name="P7" style:family="paragraph" style:parent-style-name="Standard">
      <style:text-properties fo:color="#ff3333" fo:font-size="15pt" officeooo:rsid="0017a730" officeooo:paragraph-rsid="0017a730" style:font-size-asian="15pt" style:font-size-complex="15pt"/>
    </style:style>
    <style:style style:name="P8" style:family="paragraph" style:parent-style-name="Standard">
      <style:text-properties fo:color="#ff3333" fo:font-size="15pt" officeooo:rsid="00189d23" officeooo:paragraph-rsid="00189d23" style:font-size-asian="15pt" style:font-size-complex="15pt"/>
    </style:style>
    <style:style style:name="P9" style:family="paragraph" style:parent-style-name="Standard">
      <style:text-properties fo:color="#ff3333" fo:font-size="15pt" officeooo:rsid="001a8071" officeooo:paragraph-rsid="001a8071" style:font-size-asian="15pt" style:font-size-complex="15pt"/>
    </style:style>
    <style:style style:name="P10" style:family="paragraph" style:parent-style-name="Standard">
      <style:text-properties fo:color="#ff3333" fo:font-size="15pt" officeooo:rsid="001c37aa" officeooo:paragraph-rsid="001c37aa" style:font-size-asian="15pt" style:font-size-complex="15pt"/>
    </style:style>
    <style:style style:name="T1" style:family="text">
      <style:text-properties officeooo:rsid="001354df"/>
    </style:style>
    <style:style style:name="T2" style:family="text">
      <style:text-properties officeooo:rsid="0017e641"/>
    </style:style>
    <style:style style:name="T3" style:family="text">
      <style:text-properties officeooo:rsid="00189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 objeto global </text:p>
      <text:p text:style-name="P1"/>
      <text:p text:style-name="P1"/>
      <text:p text:style-name="P2">e objeto literal </text:p>
      <text:p text:style-name="P2"/>
      <text:p text:style-name="P3">funções são sempre separadas umas de outras com (,)</text:p>
      <text:p text:style-name="P3"/>
      <text:p text:style-name="P3">Ex:</text:p>
      <text:p text:style-name="P2"/>
      <text:p text:style-name="P4">estudar call back </text:p>
      <text:p text:style-name="P4"/>
      <text:p text:style-name="P5"><text:s/><text:span text:style-name="T1">control f5 </text:span>entra no console</text:p>
      <text:p text:style-name="P5"/>
      <text:p text:style-name="P5"/>
      <text:p text:style-name="P6">olhar o branch <text:span text:style-name="T2">do IIFE</text:span></text:p>
      <text:p text:style-name="P7">prevent event (sempre tem que ser no começo do submit )(para que o erro seja mostrado antes de fechar a tela ) quando for passar no <text:s/>(event)</text:p>
      <text:p text:style-name="P7"/>
      <text:p text:style-name="P7"/>
      <text:p text:style-name="P7">//<text:span text:style-name="T3">serialize</text:span></text:p>
      <text:p text:style-name="P8">stringfy (torna em string)</text:p>
      <text:p text:style-name="P8"/>
      <text:p text:style-name="P9">parse </text:p>
      <text:p text:style-name="P8"/>
      <text:p text:style-name="P8"/>
      <text:p text:style-name="P10">quando não passa o parametro é porque ele foi passado por outra função ..</text:p>
      <text:p text:style-name="P10"/>
      <text:p text:style-name="P8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20:06:07.586000000</meta:creation-date>
    <dc:date>2016-06-07T22:06:25.249000000</dc:date>
    <meta:editing-duration>PT33M49S</meta:editing-duration>
    <meta:editing-cycles>3</meta:editing-cycles>
    <meta:generator>LibreOffice/5.1.1.3$Windows_x86 LibreOffice_project/89f508ef3ecebd2cfb8e1def0f0ba9a803b88a6d</meta:generator>
    <meta:document-statistic meta:table-count="0" meta:image-count="0" meta:object-count="0" meta:page-count="1" meta:paragraph-count="12" meta:word-count="76" meta:character-count="413" meta:non-whitespace-character-count="343"/>
  </office:meta>
</office:document-meta>
</file>